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4700000024C13959E9.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nB Office" svg:font-family="'UnB Off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2.275cm" fo:margin-right="0cm" fo:text-indent="0cm" style:auto-text-indent="false">
        <style:tab-stops/>
      </style:paragraph-properties>
      <style:text-properties style:font-name="UnB Office" fo:font-size="12pt" fo:font-weight="bold" style:font-size-asian="12pt" style:font-weight-asian="bold" style:font-size-complex="12pt" style:font-weight-complex="bold"/>
    </style:style>
    <style:style style:name="P2" style:family="paragraph" style:parent-style-name="Table_20_Contents">
      <style:paragraph-properties fo:text-align="end" style:justify-single-word="false"/>
      <style:text-properties style:font-name="UnB Office"/>
    </style:style>
    <style:style style:name="P3" style:family="paragraph" style:parent-style-name="Text_20_body">
      <style:paragraph-properties fo:margin-left="2.251cm" fo:margin-right="0cm" fo:text-indent="0cm" style:auto-text-indent="false"/>
      <style:text-properties style:font-name="UnB Office" fo:font-style="normal" fo:font-weight="normal" style:font-style-asian="normal" style:font-weight-asian="normal" style:font-style-complex="normal" style:font-weight-complex="normal"/>
    </style:style>
    <style:style style:name="P4" style:family="paragraph" style:parent-style-name="Text_20_body">
      <style:paragraph-properties fo:margin-left="2.251cm" fo:margin-right="0cm" fo:text-indent="0cm" style:auto-text-indent="false"/>
      <style:text-properties style:font-name="UnB Office" fo:font-style="normal" fo:font-weight="normal" style:font-style-asian="normal" style:font-weight-asian="normal" style:font-style-complex="normal" style:font-weight-complex="normal"/>
    </style:style>
    <style:style style:name="P5" style:family="paragraph" style:parent-style-name="Text_20_body" style:list-style-name="L1">
      <style:paragraph-properties fo:margin-left="2.251cm" fo:margin-right="0cm" fo:text-indent="0cm" style:auto-text-indent="false"/>
      <style:text-properties style:font-name="UnB Office"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right" style:number-wrapped-paragraphs="1" style:wrap-contour="fals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dagogia da Autonomia. Paulo Freire.</text:p>
      <text:list xml:id="list2064330517" text:style-name="L1">
        <text:list-item>
          <text:list>
            <text:list-header>
              <text:p text:style-name="P5"/>
              <text:p text:style-name="P5">Ensinar exige tomada consciente de decisões</text:p>
            </text:list-header>
          </text:list>
        </text:list-item>
      </text:list>
      <text:p text:style-name="P3"/>
      <text:p text:style-name="P3">Especificidade humana.</text:p>
      <text:p text:style-name="P3">Mudanças sociais.</text:p>
      <text:p text:style-name="P3">Educação conservadora.</text:p>
      <text:p text:style-name="P3">Integridade.</text:p>
      <text:p text:style-name="P3">Incoerência agressiva nas afirmações progressistas.</text:p>
      <text:p text:style-name="P3">Estilo elitista de ser intelectuais.</text:p>
      <text:p text:style-name="P3">Prática pedagógico-política eminentemente autoritária.</text:p>
      <text:p text:style-name="P3">Coerência.</text:p>
      <text:p text:style-name="P3">Curiosidade crítica.</text:p>
      <text:p text:style-name="P3">Constituição e solidez da autonomia.</text:p>
      <text:p text:style-name="P3">Apreensão da substantividade.</text:p>
      <text:p text:style-name="P3">Politicidade da educação.</text:p>
      <text:p text:style-name="P3">Natureza inacabada do ser humano e qual se torna consciente.</text:p>
      <text:p text:style-name="P3">Eticidade.</text:p>
      <text:p text:style-name="P3">Incompatibilidade entre o mundo humano da fala, da percepção, da intelegibilidade, comunicabilidade, da ação, da observação, da comparação, da verificação, da busca, da escolha, da decisão, da ruptura, da ética e da possibilidade de sua transgressão e a neutralidade.</text:p>
      <text:p text:style-name="P3">Respeito, a toda prova, aos educandos e educadores e educadoras por parte da administração pública e privada.</text:p>
      <text:p text:style-name="P3">Lutar sem cansaço. Lutar pelo direito de ser respeitado e pelo dever de reação contra o destrato. Lutar contra essa coisa impossível, acinzentada e insossa que é a neutralidade.</text:p>
      <text:p text:style-name="P3">Que é a neutralidade senão a maneira cômoda, talvez, mas hipócrita de esconder uma opção ou medo de acusar a injustiça? “Lavar as mãos” em face da opressão é reforçar o poder do opressor<text:tab/>, é optar por ele. </text:p>
      <text:p text:style-name="P3">Forjar um saber especial que motiva e sustenta a luta: se a educação não pode tudo, alguma coisa fundamental a educação pode.</text:p>
      <text:p text:style-name="P3"><text:soft-page-break/>Se a educação não é a chave das transformações sociais, não é também simplesmente reprodutora da ideologia dominante. Não é uma força imbatível a serviço da transformação da sociedade nem tampouco é a perpetuação do 'status quo".</text:p>
      <text:p text:style-name="P3"/>
      <text:p text:style-name="P3">Ensinar exige saber escutar</text:p>
      <text:p text:style-name="P3"/>
      <text:p text:style-name="P3">Há um sinal dos tempos, entre outros, que me assusta: a insistência com que, em nome da democracia, da liberdade e da eficácia, se vem asfixiando a própria liberdade e, por extensão a criatividade e o gosto da aventura do espírito. A liberdade de mover-nos, de arriscar-nos vem sendo submetida a uma certa padronização de fórmulas de maneiras de ser, em relação às quais somos avaliados. É claro que já não se trata de asfixia truculentamente realizada pelo rei despótico sobre seus súditos, pelo senhor feudal sobre seus vassalos, pelo colonizador sobre os colonizados, pelo dono da fábrica sobre seus operários, pelo estado autoritário sobre os cidadãos, mas pelo poder invisível da domesticação alienante que alcança a eficiência extraordinária no que venho chamando "burocratização da mente". Um estado refinado de estranheza, de "autodemissão" da mente, do corpo consciente, de conformismo do indivíduo, de acomodação diante de situações consideradas fatalistamente como imutáveis. É a posição de quem encara os fatos como algo consumado, como algo que se deu porque tinha que se dar da forma como se deu, é a posição, por isso mesmo, de quem entende e vive a História como determinismo e não como possibilidade. É a posição de quem se assume como fragilidade total diante do todopoderosismo dos fatos que não apenas se deram porque tinham que se dar mas que não podem ser "reorientados" ou alterados. Não há, nesta maneira mecanicista de compreender a História, lugar para a decisão humana. Na medida mesma em que a desproblematização do tempo, de que resulta de que o amanhã ora é a perpetuação do hoje, ora é algo que será porque está dito que será, não há lugar para a escolha, mas para a acomodação bem comportada ao que está aí ou ao que virá. Nada é possível de ser feito contra a globalização que, realizada porque tinha de ser realizada, tem de continuar seu destino, porque assim está misteriosamente escrito que deve ser. A globalização que reforça o mando das minorias poderosas esmigalha e pulveriza a presença impotente dos dependentes, fazendo-os ainda mais impotentes, é destino dado. Em face dela não há outra saída senão que cada um baixe a cabeça docilmente e agradeça a deus ou à própria globalização. Realizada, <text:soft-page-break/>tem de continuar seu destino, porque assim está misteriosamente escrito que deve ser. A globalização que reforça o mando das minorias poderosas esmigalha e pulveriza a presença impotente dos dependentes, fazendo-os ainda mais impotentes, é destino dado. Em face dela não há outra saída senão que cada um baixe a cabeça docilmente e agradeça a deus ou à própria globalização. Sempre recusei os fatalismos. Prefiro a rebeldia que me confirma como gente e que jamais deixou de provar que o ser humano é maior do que mecanismos que o minimizam.</text:p>
      <text:p text:style-name="P3"/>
      <text:p text:style-name="P3">Os sistemas de avaliação pedagógica de alunos e de professores vêm se assumindo cada vez mais como discursos verticais, de cima para baixo, mais insistindo em passar por democráticos. A questão que se coloca a nós, enquanto professores e alunos críticos e amorosos da liberdade, não é, naturalmente, ficar contra a avaliação, de resto necessária, mas resistir aos métodos silenciadores com que ela vem sendo às vezes realizada. A questão que se coloca a nós é lutar em favor da compreensão e da prática da avaliação enquanto instrumento de apreciação do que fazer de sujeitos críticos a serviço, por isso mesmo, da libertação e não da domesticação. Avaliação em que se estimule o falar a como caminho do falar com.</text:p>
      <text:p text:style-name="P3"/>
      <text:p text:style-name="P3">A importância do silêncio no espaço da comunicação é fundamental. De um lado, me proporciona que, ao escutar, como sujeito e não como objeto, a fala comunicante de alguém, procure entrar no movimento interno do seu pensamento, virando linguagem, de outro, torna possível a quem fala, realmente comprometido com comunicar e não fazer puros comunicados, escutar a indagação, a dúvida, a criação de quem escutou. Fora disso, fenece a comunicaçã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UnB Office" svg:font-family="'UnB Off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rodape" style:family="table">
      <style:table-properties style:width="17cm" table:align="margins"/>
    </style:style>
    <style:style style:name="rodape.A" style:family="table-column">
      <style:table-column-properties style:column-width="17cm" style:rel-column-width="65535*"/>
    </style:style>
    <style:style style:name="rodape.A1" style:family="table-cell">
      <style:table-cell-properties fo:padding="0.097cm" fo:border="none"/>
    </style:style>
    <style:style style:name="MP1" style:family="paragraph" style:parent-style-name="Standard">
      <style:paragraph-properties fo:margin-left="2.275cm" fo:margin-right="0cm" fo:text-indent="0cm" style:auto-text-indent="false">
        <style:tab-stops/>
      </style:paragraph-properties>
      <style:text-properties style:font-name="UnB Office" fo:font-size="12pt" fo:font-weight="bold" style:font-size-asian="12pt" style:font-weight-asian="bold" style:font-size-complex="12pt" style:font-weight-complex="bold"/>
    </style:style>
    <style:style style:name="MP2" style:family="paragraph" style:parent-style-name="Table_20_Contents">
      <style:paragraph-properties fo:text-align="end" style:justify-single-word="false"/>
      <style:text-properties style:font-name="UnB Office"/>
    </style:style>
    <style:style style:name="Mfr1" style:family="graphic" style:parent-style-name="Graphics">
      <style:graphic-properties style:run-through="foreground" style:wrap="right" style:number-wrapped-paragraphs="1" style:wrap-contour="fals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figuras2" text:anchor-type="paragraph" svg:width="2.004cm" svg:height="1.016cm" draw:z-index="2"><draw:image xlink:href="Pictures/100002010000004700000024C13959E9.png" xlink:type="simple" xlink:show="embed" xlink:actuate="onLoad"/></draw:frame>Universidade de Brasília</text:p>
        <text:p text:style-name="MP1"/>
        <text:p text:style-name="MP1"/>
      </style:header>
      <style:footer>
        <table:table table:name="rodape" table:style-name="rodape">
          <table:table-column table:style-name="rodape.A"/>
          <table:table-row>
            <table:table-cell table:style-name="rodape.A1" office:value-type="string">
              <text:p text:style-name="MP2">Danilo Alves Xavier – 11/0059697</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30T18:34:02</meta:creation-date>
    <meta:editing-duration>PT1H36M18S</meta:editing-duration>
    <meta:editing-cycles>35</meta:editing-cycles>
    <meta:generator>LibreOffice/3.5$Linux_x86 LibreOffice_project/350m1$Build-2</meta:generator>
    <meta:initial-creator>Danilo </meta:initial-creator>
    <dc:date>2014-10-02T15:47:36</dc:date>
    <dc:creator>ska </dc:creator>
    <meta:document-statistic meta:table-count="1" meta:image-count="1" meta:object-count="0" meta:page-count="3" meta:paragraph-count="28" meta:word-count="906" meta:character-count="5586" meta:non-whitespace-character-count="4741"/>
  </office:meta>
</office:document-meta>
</file>